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460000026FC963F1B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>
      <style:graphic-properties svg:stroke-width="0.081cm" svg:stroke-color="#f2c94c" draw:marker-start-width="0.321cm" draw:marker-end-width="0.321cm" draw:fill="none" loext:fill-use-slide-background="false" draw:textarea-horizontal-align="justify" draw:textarea-vertical-align="middle" draw:auto-grow-height="false" fo:min-height="11.67cm" fo:min-width="14.336cm" fo:padding-top="0.165cm" fo:padding-bottom="0.165cm" fo:padding-left="0.29cm" fo:padding-right="0.29cm" loext:decorative="false"/>
    </style:style>
    <style:style style:name="P1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frame draw:style-name="gr2" draw:text-style-name="P1" draw:layer="layout" svg:width="17.092cm" svg:height="17.749cm" svg:x="-0.116cm" svg:y="-0.166cm">
            <draw:image xlink:href="Pictures/10000000000002460000026FC963F1B4.png" xlink:type="simple" xlink:show="embed" xlink:actuate="onLoad" draw:mime-type="image/png">
              <text:p/>
            </draw:image>
          </draw:frame>
          <draw:custom-shape draw:style-name="gr3" draw:text-style-name="P1" draw:layer="layout" svg:width="14.916cm" svg:height="12cm" svg:x="1cm" svg:y="2.666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DejaVu Sans" style:font-size-asian="24pt" style:language-asian="zh" style:country-asian="CN" style:font-name-complex="Liberation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6.9cm" fo:page-height="17.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11-23T07:41:59.020305254</dc:date>
    <meta:editing-duration>PT7M20S</meta:editing-duration>
    <meta:editing-cycles>2</meta:editing-cycles>
    <meta:generator>LibreOffice/24.2.6.2$Linux_X86_64 LibreOffice_project/420$Build-2</meta:generator>
    <meta:document-statistic meta:object-count="3"/>
  </office:meta>
</office:document-meta>
</file>